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2.387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2.515cm" fo:min-width="3.565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0" style:family="graphic" style:parent-style-name="objectwithoutfill">
      <style:graphic-properties svg:stroke-color="#3465a4" draw:marker-start="Arrow" draw:marker-start-width="0.254cm" draw:marker-end="Arrow" draw:marker-end-width="0.254cm" draw:fill="solid" draw:textarea-vertical-align="middle" draw:shadow-offset-x="0.203cm" draw:shadow-offset-y="0.203cm"/>
    </style:style>
    <style:style style:name="gr11" style:family="graphic" style:parent-style-name="objectwithoutfill">
      <style:graphic-properties draw:marker-start="" draw:marker-end="" draw:fill="solid" draw:textarea-vertical-align="middle"/>
    </style:style>
    <style:style style:name="gr12" style:family="graphic" style:parent-style-name="standard">
      <style:graphic-properties draw:marker-start="Arrowheads_20_1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949cm"/>
    </style:style>
    <style:style style:name="gr20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2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12.2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4" style:family="graphic" style:parent-style-name="objectwithoutfill">
      <style:graphic-properties svg:stroke-color="#3465a4" draw:marker-start="Arrow" draw:marker-start-width="0.254cm" draw:marker-end="Arrow" draw:marker-end-width="0.254cm" draw:fill="solid" draw:textarea-vertical-align="middle"/>
    </style:style>
    <style:style style:name="gr2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3.911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7" style:family="graphic" style:parent-style-name="standard">
      <style:graphic-properties draw:stroke="dash" draw:stroke-dash="_32__20_Dots_20_1_20_Dash" draw:fill="none" draw:fill-color="#ffffff" draw:textarea-horizontal-align="justify" draw:textarea-vertical-align="middle" draw:auto-grow-height="false" fo:min-height="6.1cm" fo:min-width="5.342cm"/>
    </style:style>
    <style:style style:name="gr2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9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3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65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4.958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dash" draw:stroke-dash="_32__20_Dots_20_1_20_Dash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2.387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style:text-autospace="none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1" style:font-size-asian="9pt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3" draw:id="id3" draw:layer="layout" svg:width="4cm" svg:height="4.16cm" svg:x="28.956cm" svg:y="11.049cm">
          <text:p text:style-name="P1"><text:span text:style-name="T1">TCP/IP, TLS</text:span></text:p>
          <text:p text:style-name="P1"><text:span text:style-name="T1">MQTT</text:span></text:p>
          <text:p text:style-name="P1"><text:span text:style-name="T2"/></text:p>
          <text:p text:style-name="P1"><text:span text:style-name="T2">MCU</text:span></text:p>
          <text:p text:style-name="P1"><text:span text:style-name="T1">CC3235SF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3" draw:layer="layout" svg:width="4cm" svg:height="1.874cm" svg:x="34.862cm" svg:y="11.049cm">
          <text:p text:style-name="P1"><text:span text:style-name="T2">FLASH</text:span><text:span text:style-name="T2"><text:line-break/></text:span><text:span text:style-name="T1">32 MBit</text:span></text:p>
          <text:p text:style-name="P1"><text:span text:style-name="T1">MX25R3235f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" draw:text-style-name="P3" draw:layer="layout" svg:width="4cm" svg:height="1.874cm" svg:x="34.862cm" svg:y="13.208cm">
          <text:p text:style-name="P1"><text:span text:style-name="T2">Crystal oscillator</text:span></text:p>
          <text:p text:style-name="P1"><text:span text:style-name="T1">40MHz+/-10ppm</text:span></text:p>
          <text:p text:style-name="P1"><text:span text:style-name="T1">8Y40072002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4" draw:text-style-name="P3" xml:id="id2" draw:id="id2" draw:layer="layout" svg:width="4cm" svg:height="2.636cm" svg:x="28.956cm" svg:y="25.4cm">
          <text:p text:style-name="P1"><text:span text:style-name="T2">Microphone</text:span></text:p>
          <text:p text:style-name="P1"><text:span text:style-name="T1">ICS-40300 or </text:span></text:p>
          <text:p text:style-name="P1"><text:span text:style-name="T1">IM69D130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5" draw:text-style-name="P3" xml:id="id4" draw:id="id4" draw:layer="layout" svg:width="4cm" svg:height="1.874cm" svg:x="28.956cm" svg:y="8.382cm">
          <text:p text:style-name="P1"><text:span text:style-name="T2">Matching circuit</text:span></text:p>
          <text:p text:style-name="P4"><text:span text:style-name="T3">DPX165950DT-8148A1+</text:span><text:span text:style-name="T3"><text:line-break/></text:span><text:span text:style-name="T3">DEA165538BT-2236B1-H+</text:span><text:span text:style-name="T3"><text:line-break/></text:span><text:span text:style-name="T3">RTC6608OSP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6" draw:text-style-name="P3" xml:id="id1" draw:id="id1" draw:layer="layout" svg:width="4cm" svg:height="1.874cm" svg:x="28.956cm" svg:y="22.86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7" draw:text-style-name="P2" draw:layer="layout" svg:width="4cm" svg:height="1.874cm" svg:x="9.906cm" svg:y="6.766cm">
          <text:p text:style-name="P1"><text:span text:style-name="T1">AC/DC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8" draw:text-style-name="P3" draw:layer="layout" svg:width="4.064cm" svg:height="2.764cm" svg:x="9.906cm" svg:y="9.017cm">
          <text:p text:style-name="P1"><text:span text:style-name="T2">DC/DC</text:span></text:p>
          <text:p text:style-name="P1"><text:span text:style-name="T1">EN5311QI +</text:span><text:span text:style-name="T1"><text:line-break/></text:span><text:span text:style-name="T1">LM2733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9" draw:text-style-name="P3" draw:layer="layout" svg:width="4cm" svg:height="1.874cm" svg:x="9.906cm" svg:y="22.325cm">
          <text:p text:style-name="P1"><text:span text:style-name="T2">Relay</text:span></text:p>
          <text:p text:style-name="P1"><text:span text:style-name="T1">NRL708A</text:span></text:p>
          <draw:enhanced-geometry svg:viewBox="0 0 1000 404" draw:text-areas="0 0 1000 404" draw:type="NonPrimitive" draw:enhanced-path="M 1000 404 L 1000 0 0 0 0 404 Z"/>
        </draw:custom-shape>
        <draw:line draw:style-name="gr10" draw:text-style-name="P5" draw:layer="layout" svg:x1="34.798cm" svg:y1="12.065cm" svg:x2="32.893cm" svg:y2="12.065cm">
          <text:p/>
        </draw:line>
        <draw:line draw:style-name="gr11" draw:text-style-name="P5" draw:layer="layout" svg:x1="34.798cm" svg:y1="14.193cm" svg:x2="32.893cm" svg:y2="14.193cm">
          <text:p/>
        </draw:line>
        <draw:connector draw:style-name="gr12" draw:text-style-name="P6" draw:layer="layout" svg:x1="30.956cm" svg:y1="24.734cm" svg:x2="30.956cm" svg:y2="25.4cm" draw:start-shape="id1" draw:start-glue-point="2" draw:end-shape="id2" draw:end-glue-point="0" svg:d="M30956 24734v666" svg:viewBox="0 0 1 667">
          <text:p/>
        </draw:connector>
        <draw:connector draw:style-name="gr13" draw:text-style-name="P6" draw:layer="layout" svg:x1="30.956cm" svg:y1="11.049cm" svg:x2="30.956cm" svg:y2="10.256cm" draw:start-shape="id3" draw:start-glue-point="0" draw:end-shape="id4" draw:end-glue-point="2" svg:d="M30956 11049v-793" svg:viewBox="0 0 1 794">
          <text:p/>
        </draw:connector>
        <draw:line draw:style-name="gr14" draw:text-style-name="P5" draw:layer="layout" svg:x1="30.861cm" svg:y1="8.382cm" svg:x2="30.861cm" svg:y2="6.985cm">
          <text:p/>
        </draw:line>
        <draw:line draw:style-name="gr14" draw:text-style-name="P5" draw:layer="layout" svg:x1="30.861cm" svg:y1="7.493cm" svg:x2="30.353cm" svg:y2="6.985cm">
          <text:p/>
        </draw:line>
        <draw:line draw:style-name="gr14" draw:text-style-name="P5" draw:layer="layout" svg:x1="30.861cm" svg:y1="7.493cm" svg:x2="31.369cm" svg:y2="6.985cm">
          <text:p/>
        </draw:line>
        <draw:frame draw:style-name="gr15" draw:text-style-name="P7" draw:layer="layout" svg:width="3.683cm" svg:height="1.673cm" svg:x="28.956cm" svg:y="5.842cm">
          <draw:text-box>
            <text:p text:style-name="P6"><text:span text:style-name="T4">2.4 GHz + 5GHz </text:span></text:p>
            <text:p text:style-name="P6"><text:span text:style-name="T4">WiFi</text:span></text:p>
          </draw:text-box>
        </draw:frame>
        <draw:custom-shape draw:name="ClassName" draw:style-name="gr16" draw:text-style-name="P3" draw:layer="layout" svg:width="4cm" svg:height="1.874cm" svg:x="9.906cm" svg:y="6.767cm">
          <text:p text:style-name="P1"><text:span text:style-name="T2">AC/DC</text:span></text:p>
          <text:p text:style-name="P1"><text:span text:style-name="T1">IRM-10-12 or</text:span></text:p>
          <text:p text:style-name="P1"><text:span text:style-name="T1">UCC28722 or </text:span></text:p>
          <text:p text:style-name="P1"><text:span text:style-name="T1">NCP1055</text:span></text:p>
          <draw:enhanced-geometry svg:viewBox="0 0 1000 404" draw:text-areas="0 0 1000 404" draw:type="NonPrimitive" draw:enhanced-path="M 1000 404 L 1000 0 0 0 0 404 Z"/>
        </draw:custom-shape>
        <draw:frame draw:style-name="gr17" draw:text-style-name="P7" draw:layer="layout" svg:width="1.778cm" svg:height="0.762cm" svg:x="15.494cm" svg:y="9.779cm">
          <draw:text-box>
            <text:p text:style-name="P6"><text:span text:style-name="T4">3.3V</text:span></text:p>
          </draw:text-box>
        </draw:frame>
        <draw:frame draw:style-name="gr17" draw:text-style-name="P7" draw:layer="layout" svg:width="1.397cm" svg:height="0.762cm" svg:x="15.621cm" svg:y="9.201cm">
          <draw:text-box>
            <text:p text:style-name="P6"><text:span text:style-name="T4">12V</text:span></text:p>
          </draw:text-box>
        </draw:frame>
        <draw:line draw:style-name="gr18" draw:text-style-name="P5" draw:layer="layout" svg:x1="13.97cm" svg:y1="9.552cm" svg:x2="15.621cm" svg:y2="9.552cm">
          <text:p/>
        </draw:line>
        <draw:line draw:style-name="gr18" draw:text-style-name="P5" draw:layer="layout" svg:x1="13.97cm" svg:y1="10.127cm" svg:x2="15.621cm" svg:y2="10.127cm">
          <text:p/>
        </draw:line>
        <draw:frame draw:style-name="gr17" draw:text-style-name="P7" draw:layer="layout" svg:width="1.778cm" svg:height="0.762cm" svg:x="16.982cm" svg:y="11.684cm">
          <draw:text-box>
            <text:p text:style-name="P6"><text:span text:style-name="T4">3.3V</text:span></text:p>
          </draw:text-box>
        </draw:frame>
        <draw:line draw:style-name="gr18" draw:text-style-name="P5" draw:layer="layout" svg:x1="27.377cm" svg:y1="12.065cm" svg:x2="29.028cm" svg:y2="12.065cm">
          <text:p/>
        </draw:line>
        <draw:line draw:style-name="gr18" draw:text-style-name="P5" draw:layer="layout" svg:x1="8.182cm" svg:y1="7.752cm" svg:x2="9.833cm" svg:y2="7.752cm">
          <text:p/>
        </draw:line>
        <draw:frame draw:style-name="gr17" draw:text-style-name="P7" draw:layer="layout" svg:width="3.048cm" svg:height="0.762cm" svg:x="5.461cm" svg:y="7.371cm">
          <draw:text-box>
            <text:p text:style-name="P6"><text:span text:style-name="T4">220V 50Hz</text:span></text:p>
          </draw:text-box>
        </draw:frame>
        <draw:line draw:style-name="gr18" draw:text-style-name="P5" draw:layer="layout" svg:x1="8.255cm" svg:y1="22.802cm" svg:x2="9.906cm" svg:y2="22.802cm">
          <text:p/>
        </draw:line>
        <draw:frame draw:style-name="gr19" draw:text-style-name="P7" draw:layer="layout" svg:width="3.048cm" svg:height="1.199cm" svg:x="5.334cm" svg:y="22.729cm">
          <draw:text-box>
            <text:p text:style-name="P6"><text:span text:style-name="T4">220V 50Hz 10A</text:span></text:p>
          </draw:text-box>
        </draw:frame>
        <draw:line draw:style-name="gr20" draw:text-style-name="P5" draw:layer="layout" svg:x1="9.906cm" svg:y1="23.818cm" svg:x2="8.255cm" svg:y2="23.818cm">
          <text:p/>
        </draw:line>
        <draw:frame draw:style-name="gr17" draw:text-style-name="P7" draw:layer="layout" svg:width="1.778cm" svg:height="0.762cm" svg:x="32.893cm" svg:y="11.176cm">
          <draw:text-box>
            <text:p text:style-name="P6"><text:span text:style-name="T4">SPI</text:span></text:p>
          </draw:text-box>
        </draw:frame>
        <draw:custom-shape draw:name="ClassName" draw:style-name="gr21" draw:text-style-name="P2" xml:id="id5" draw:id="id5" draw:layer="layout" svg:width="12.7cm" svg:height="4.16cm" svg:x="20.256cm" svg:y="17.303cm">
          <draw:glue-point draw:id="4" svg:x="-5cm" svg:y="-2.632cm"/>
          <text:p text:style-name="P1"><text:span text:style-name="T1">Neural network</text:span></text:p>
          <text:p text:style-name="P1"><text:span text:style-name="T2"/></text:p>
          <text:p text:style-name="P1"><text:span text:style-name="T2">FPGA + MCU</text:span></text:p>
          <text:p text:style-name="P1"><text:span text:style-name="T1">Zynq-7000 (XC7Z007S-1CLG225C)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2" draw:text-style-name="P3" draw:layer="layout" svg:width="4cm" svg:height="1.874cm" svg:x="34.862cm" svg:y="17.272cm">
          <text:p text:style-name="P1"><text:span text:style-name="T2">Boot FLASH</text:span></text:p>
          <text:p text:style-name="P1"><text:span text:style-name="T1">S25FL127S or</text:span></text:p>
          <text:p text:style-name="P1"><text:span text:style-name="T1">W25Q32 or </text:span><text:span text:style-name="T1"><text:line-break/></text:span><text:span text:style-name="T1">MX25R3235f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3" draw:text-style-name="P3" draw:layer="layout" svg:width="4cm" svg:height="1.874cm" svg:x="34.862cm" svg:y="19.431cm">
          <text:p text:style-name="P1"><text:span text:style-name="T2">Crystal oscillator</text:span><text:span text:style-name="T2"><text:line-break/></text:span><text:span text:style-name="T1">SiT8008AI-73-</text:span></text:p>
          <text:p text:style-name="P1"><text:span text:style-name="T1">XXS-33.333333E</text:span></text:p>
          <draw:enhanced-geometry svg:viewBox="0 0 1000 404" draw:text-areas="0 0 1000 404" draw:type="NonPrimitive" draw:enhanced-path="M 1000 404 L 1000 0 0 0 0 404 Z"/>
        </draw:custom-shape>
        <draw:line draw:style-name="gr24" draw:text-style-name="P5" draw:layer="layout" svg:x1="34.862cm" svg:y1="18.288cm" svg:x2="32.957cm" svg:y2="18.288cm">
          <text:p/>
        </draw:line>
        <draw:line draw:style-name="gr14" draw:text-style-name="P5" draw:layer="layout" svg:x1="34.862cm" svg:y1="20.416cm" svg:x2="32.957cm" svg:y2="20.416cm">
          <text:p/>
        </draw:line>
        <draw:frame draw:style-name="gr19" draw:text-style-name="P7" draw:layer="layout" svg:width="1.778cm" svg:height="1.199cm" svg:x="32.957cm" svg:y="17.199cm">
          <draw:text-box>
            <text:p text:style-name="P6"><text:span text:style-name="T4">QuadSPI</text:span></text:p>
          </draw:text-box>
        </draw:frame>
        <draw:custom-shape draw:name="ClassName" draw:style-name="gr25" draw:text-style-name="P2" draw:layer="layout" svg:width="4cm" svg:height="4.16cm" svg:x="20.066cm" svg:y="11.049cm">
          <text:p text:style-name="P1"><text:span text:style-name="T1">BLE interface</text:span></text:p>
          <text:p text:style-name="P1"><text:span text:style-name="T2"/></text:p>
          <text:p text:style-name="P1"><text:span text:style-name="T2">MCU</text:span></text:p>
          <text:p text:style-name="P1"><text:span text:style-name="T1">nRF52832 QFN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6" draw:text-style-name="P3" draw:layer="layout" svg:width="4cm" svg:height="1.874cm" svg:x="22.735cm" svg:y="8.382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line draw:style-name="gr14" draw:text-style-name="P5" draw:layer="layout" svg:x1="24.767cm" svg:y1="8.351cm" svg:x2="24.767cm" svg:y2="6.954cm">
          <text:p/>
        </draw:line>
        <draw:line draw:style-name="gr14" draw:text-style-name="P5" draw:layer="layout" svg:x1="24.767cm" svg:y1="7.462cm" svg:x2="24.259cm" svg:y2="6.954cm">
          <text:p/>
        </draw:line>
        <draw:line draw:style-name="gr14" draw:text-style-name="P5" draw:layer="layout" svg:x1="24.767cm" svg:y1="7.462cm" svg:x2="25.275cm" svg:y2="6.954cm">
          <text:p/>
        </draw:line>
        <draw:frame draw:style-name="gr15" draw:text-style-name="P7" draw:layer="layout" svg:width="3.683cm" svg:height="1.673cm" svg:x="22.862cm" svg:y="5.811cm">
          <draw:text-box>
            <text:p text:style-name="P6"><text:span text:style-name="T4">2.4 GHz</text:span></text:p>
            <text:p text:style-name="P6"><text:span text:style-name="T4">BLE</text:span></text:p>
          </draw:text-box>
        </draw:frame>
        <draw:line draw:style-name="gr18" draw:text-style-name="P5" draw:layer="layout" svg:x1="18.405cm" svg:y1="12.065cm" svg:x2="20.056cm" svg:y2="12.065cm">
          <text:p/>
        </draw:line>
        <draw:frame draw:style-name="gr17" draw:text-style-name="P7" draw:layer="layout" svg:width="1.778cm" svg:height="0.762cm" svg:x="25.654cm" svg:y="11.684cm">
          <draw:text-box>
            <text:p text:style-name="P6"><text:span text:style-name="T4">3.3V</text:span></text:p>
          </draw:text-box>
        </draw:frame>
        <draw:custom-shape draw:style-name="gr27" draw:text-style-name="P8" draw:layer="layout" svg:width="5.842cm" svg:height="6.35cm" svg:x="8.89cm" svg:y="5.842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683cm" svg:height="1.673cm" svg:x="10.033cm" svg:y="5.947cm">
          <draw:text-box>
            <text:p text:style-name="P6"><text:span text:style-name="T4">Power</text:span></text:p>
          </draw:text-box>
        </draw:frame>
        <draw:line draw:style-name="gr28" draw:text-style-name="P6" draw:layer="layout" svg:x1="22.162cm" svg:y1="15.24cm" svg:x2="22.162cm" svg:y2="17.272cm">
          <text:p/>
        </draw:line>
        <draw:line draw:style-name="gr28" draw:text-style-name="P6" draw:layer="layout" svg:x1="30.861cm" svg:y1="15.24cm" svg:x2="30.861cm" svg:y2="17.272cm">
          <text:p/>
        </draw:line>
        <draw:line draw:style-name="gr18" draw:text-style-name="P5" draw:layer="layout" svg:x1="30.861cm" svg:y1="22.86cm" svg:x2="30.861cm" svg:y2="21.463cm">
          <text:p/>
        </draw:line>
        <draw:frame draw:style-name="gr17" draw:text-style-name="P7" draw:layer="layout" svg:width="1.778cm" svg:height="0.762cm" svg:x="29.075cm" svg:y="15.875cm">
          <draw:text-box>
            <text:p text:style-name="P6"><text:span text:style-name="T4">SDIO</text:span></text:p>
          </draw:text-box>
        </draw:frame>
        <draw:frame draw:style-name="gr17" draw:text-style-name="P7" draw:layer="layout" svg:width="1.778cm" svg:height="0.762cm" svg:x="20.257cm" svg:y="15.902cm">
          <draw:text-box>
            <text:p text:style-name="P6"><text:span text:style-name="T4">SPI</text:span></text:p>
          </draw:text-box>
        </draw:frame>
        <draw:frame draw:style-name="gr17" draw:text-style-name="P7" draw:layer="layout" svg:width="1.778cm" svg:height="0.762cm" svg:x="17.018cm" svg:y="20.574cm">
          <draw:text-box>
            <text:p text:style-name="P6"><text:span text:style-name="T4">Reset</text:span></text:p>
          </draw:text-box>
        </draw:frame>
        <draw:line draw:style-name="gr29" draw:text-style-name="P5" draw:layer="layout" svg:x1="20.193cm" svg:y1="20.955cm" svg:x2="18.542cm" svg:y2="20.955cm">
          <text:p/>
        </draw:line>
        <draw:custom-shape draw:name="ClassName" draw:style-name="gr30" draw:text-style-name="P3" draw:layer="layout" svg:width="4cm" svg:height="1.874cm" svg:x="20.066cm" svg:y="22.86cm">
          <text:p text:style-name="P1"><text:span text:style-name="T2">DDR3L</text:span></text:p>
          <text:p text:style-name="P1"><text:span text:style-name="T1">IM4G16D3FAB or</text:span><text:span text:style-name="T1"><text:line-break/></text:span><text:span text:style-name="T1">MT41K256M16HA</text:span></text:p>
          <draw:enhanced-geometry svg:viewBox="0 0 1000 404" draw:text-areas="0 0 1000 404" draw:type="NonPrimitive" draw:enhanced-path="M 1000 404 L 1000 0 0 0 0 404 Z"/>
        </draw:custom-shape>
        <draw:line draw:style-name="gr18" draw:text-style-name="P5" draw:layer="layout" svg:x1="21.971cm" svg:y1="22.86cm" svg:x2="21.971cm" svg:y2="21.463cm">
          <text:p/>
        </draw:line>
        <draw:custom-shape draw:name="ClassName" draw:style-name="gr31" draw:text-style-name="P3" draw:layer="layout" svg:width="4cm" svg:height="1.874cm" svg:x="24.575cm" svg:y="22.86cm">
          <text:p text:style-name="P1"><text:span text:style-name="T2">eMMC</text:span><text:span text:style-name="T2"><text:line-break/></text:span><text:span text:style-name="T1">MTFC4GLDDQ-4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line draw:style-name="gr18" draw:text-style-name="P5" draw:layer="layout" svg:x1="26.48cm" svg:y1="22.86cm" svg:x2="26.48cm" svg:y2="21.463cm">
          <text:p/>
        </draw:line>
        <draw:frame draw:style-name="gr17" draw:text-style-name="P7" draw:layer="layout" svg:width="1.778cm" svg:height="0.762cm" svg:x="24.765cm" svg:y="21.844cm">
          <draw:text-box>
            <text:p text:style-name="P6"><text:span text:style-name="T4">SDIO</text:span></text:p>
          </draw:text-box>
        </draw:frame>
        <draw:frame draw:style-name="gr17" draw:text-style-name="P7" draw:layer="layout" svg:width="1.778cm" svg:height="0.762cm" svg:x="18.415cm" svg:y="19.05cm">
          <draw:text-box>
            <text:p text:style-name="P6"><text:span text:style-name="T4">GPIO</text:span></text:p>
          </draw:text-box>
          <draw:glue-point draw:id="4" svg:x="0.714cm" svg:y="-5cm"/>
        </draw:frame>
        <draw:line draw:style-name="gr18" draw:text-style-name="P5" draw:layer="layout" svg:x1="20.193cm" svg:y1="19.812cm" svg:x2="13.843cm" svg:y2="19.812cm">
          <text:p/>
        </draw:line>
        <draw:custom-shape draw:name="ClassName" draw:style-name="gr32" draw:text-style-name="P3" draw:layer="layout" svg:width="4cm" svg:height="1.874cm" svg:x="9.906cm" svg:y="18.623cm">
          <text:p text:style-name="P1"><text:span text:style-name="T2">Amplifier</text:span></text:p>
          <draw:enhanced-geometry svg:viewBox="0 0 1000 404" draw:text-areas="0 0 1000 404" draw:type="NonPrimitive" draw:enhanced-path="M 1000 404 L 1000 0 0 0 0 404 Z"/>
        </draw:custom-shape>
        <draw:line draw:style-name="gr20" draw:text-style-name="P5" draw:layer="layout" svg:x1="15.494cm" svg:y1="18.973cm" svg:x2="13.843cm" svg:y2="18.973cm">
          <text:p/>
        </draw:line>
        <draw:frame draw:style-name="gr17" draw:text-style-name="P7" draw:layer="layout" svg:width="1.397cm" svg:height="0.762cm" svg:x="14.224cm" svg:y="18.242cm">
          <draw:text-box>
            <text:p text:style-name="P6"><text:span text:style-name="T4">12V</text:span></text:p>
          </draw:text-box>
        </draw:frame>
        <draw:line draw:style-name="gr18" draw:text-style-name="P5" draw:layer="layout" svg:x1="10.838cm" svg:y1="20.547cm" svg:x2="10.838cm" svg:y2="22.325cm">
          <text:p/>
        </draw:line>
        <draw:custom-shape draw:name="ClassName" draw:style-name="gr33" draw:text-style-name="P3" draw:layer="layout" svg:width="4cm" svg:height="1.874cm" svg:x="17.972cm" svg:y="8.382cm">
          <text:p text:style-name="P1"><text:span text:style-name="T2">Matching circuit</text:span></text:p>
          <draw:enhanced-geometry svg:viewBox="0 0 1000 404" draw:text-areas="0 0 1000 404" draw:type="NonPrimitive" draw:enhanced-path="M 1000 404 L 1000 0 0 0 0 404 Z"/>
        </draw:custom-shape>
        <draw:line draw:style-name="gr14" draw:text-style-name="P5" draw:layer="layout" svg:x1="20.004cm" svg:y1="8.351cm" svg:x2="20.004cm" svg:y2="6.954cm">
          <text:p/>
        </draw:line>
        <draw:line draw:style-name="gr14" draw:text-style-name="P5" draw:layer="layout" svg:x1="20.004cm" svg:y1="7.462cm" svg:x2="19.496cm" svg:y2="6.954cm">
          <text:p/>
        </draw:line>
        <draw:line draw:style-name="gr14" draw:text-style-name="P5" draw:layer="layout" svg:x1="20.004cm" svg:y1="7.462cm" svg:x2="20.512cm" svg:y2="6.954cm">
          <text:p/>
        </draw:line>
        <draw:frame draw:style-name="gr15" draw:text-style-name="P7" draw:layer="layout" svg:width="3.683cm" svg:height="1.673cm" svg:x="18.099cm" svg:y="5.811cm">
          <draw:text-box>
            <text:p text:style-name="P6"><text:span text:style-name="T4">NFC</text:span></text:p>
          </draw:text-box>
        </draw:frame>
        <draw:line draw:style-name="gr18" draw:text-style-name="P5" draw:layer="layout" svg:x1="20.828cm" svg:y1="11.049cm" svg:x2="20.828cm" svg:y2="10.287cm">
          <text:p/>
        </draw:line>
        <draw:line draw:style-name="gr18" draw:text-style-name="P5" draw:layer="layout" svg:x1="23.622cm" svg:y1="11.049cm" svg:x2="23.622cm" svg:y2="10.287cm">
          <text:p/>
        </draw:line>
        <draw:custom-shape draw:name="ClassName" draw:style-name="gr34" draw:text-style-name="P3" xml:id="id6" draw:id="id6" draw:layer="layout" svg:width="4cm" svg:height="1.874cm" svg:x="9.906cm" svg:y="12.954cm">
          <text:p text:style-name="P1"><text:span text:style-name="T2">USB</text:span><text:span text:style-name="T2"><text:line-break/></text:span><text:span text:style-name="T1">CP2102</text:span></text:p>
          <draw:enhanced-geometry svg:viewBox="0 0 1000 404" draw:text-areas="0 0 1000 404" draw:type="NonPrimitive" draw:enhanced-path="M 1000 404 L 1000 0 0 0 0 404 Z"/>
        </draw:custom-shape>
        <draw:frame draw:style-name="gr17" draw:text-style-name="P7" draw:layer="layout" svg:width="1.397cm" svg:height="0.762cm" svg:x="10.541cm" svg:y="14.986cm">
          <draw:text-box>
            <text:p text:style-name="P6"><text:span text:style-name="T4">5V</text:span></text:p>
          </draw:text-box>
        </draw:frame>
        <draw:frame draw:style-name="gr17" draw:text-style-name="P7" draw:layer="layout" svg:width="1.397cm" svg:height="0.762cm" svg:x="6.985cm" svg:y="13.462cm">
          <draw:text-box>
            <text:p text:style-name="P6"><text:span text:style-name="T4">USB</text:span></text:p>
          </draw:text-box>
        </draw:frame>
        <draw:line draw:style-name="gr20" draw:text-style-name="P5" draw:layer="layout" svg:x1="9.933cm" svg:y1="13.843cm" svg:x2="8.282cm" svg:y2="13.843cm">
          <text:p/>
        </draw:line>
        <draw:custom-shape draw:name="ClassName" draw:style-name="gr35" draw:text-style-name="P3" draw:layer="layout" svg:width="4cm" svg:height="1.874cm" svg:x="9.906cm" svg:y="15.906cm">
          <text:p text:style-name="P1"><text:span text:style-name="T2">Power switch</text:span><text:span text:style-name="T2"><text:line-break/></text:span><text:span text:style-name="T1">FDC658AP + </text:span><text:span text:style-name="T1"><text:line-break/></text:span><text:span text:style-name="T1">MMBT3906</text:span></text:p>
          <draw:enhanced-geometry svg:viewBox="0 0 1000 404" draw:text-areas="0 0 1000 404" draw:type="NonPrimitive" draw:enhanced-path="M 1000 404 L 1000 0 0 0 0 404 Z"/>
        </draw:custom-shape>
        <draw:line draw:style-name="gr20" draw:text-style-name="P5" draw:layer="layout" svg:x1="13.969cm" svg:y1="16.352cm" svg:x2="15.62cm" svg:y2="16.352cm">
          <text:p/>
        </draw:line>
        <draw:frame draw:style-name="gr17" draw:text-style-name="P7" draw:layer="layout" svg:width="1.397cm" svg:height="0.762cm" svg:x="14.151cm" svg:y="15.621cm">
          <draw:text-box>
            <text:p text:style-name="P6"><text:span text:style-name="T4">5V</text:span></text:p>
          </draw:text-box>
        </draw:frame>
        <draw:line draw:style-name="gr18" draw:text-style-name="P5" draw:layer="layout" svg:x1="11.938cm" svg:y1="14.859cm" svg:x2="11.938cm" svg:y2="15.875cm">
          <text:p/>
        </draw:line>
        <draw:connector draw:style-name="gr13" draw:text-style-name="P6" draw:layer="layout" svg:x1="20.256cm" svg:y1="18.289cm" svg:x2="13.906cm" svg:y2="13.891cm" draw:start-shape="id5" draw:start-glue-point="4" draw:end-shape="id6" draw:end-glue-point="1" svg:d="M20256 18289h-3174v-4398h-3176" svg:viewBox="0 0 6351 4399">
          <text:p/>
        </draw:connector>
        <draw:frame draw:style-name="gr17" draw:text-style-name="P7" draw:layer="layout" svg:width="1.778cm" svg:height="0.762cm" svg:x="18.415cm" svg:y="17.399cm">
          <draw:text-box>
            <text:p text:style-name="P6"><text:span text:style-name="T4">UART</text:span></text:p>
          </draw:text-box>
          <draw:glue-point draw:id="4" svg:x="0.714cm" svg:y="-5cm"/>
        </draw:frame>
        <draw:custom-shape draw:name="ClassName" draw:style-name="gr36" draw:text-style-name="P3" draw:layer="layout" svg:width="4.064cm" svg:height="1.874cm" svg:x="9.906cm" svg:y="25.781cm">
          <text:p text:style-name="P1"><text:span text:style-name="T2">Power supervisor</text:span><text:span text:style-name="T2"><text:line-break/></text:span><text:span text:style-name="T1">TPS3106K33DBVR</text:span></text:p>
          <draw:enhanced-geometry svg:viewBox="0 0 1000 404" draw:text-areas="0 0 1000 404" draw:type="NonPrimitive" draw:enhanced-path="M 1000 404 L 1000 0 0 0 0 404 Z"/>
        </draw:custom-shape>
        <draw:line draw:style-name="gr18" draw:text-style-name="P5" draw:layer="layout" svg:x1="13.97cm" svg:y1="26.793cm" svg:x2="15.621cm" svg:y2="26.793cm">
          <text:p/>
        </draw:line>
        <draw:frame draw:style-name="gr17" draw:text-style-name="P7" draw:layer="layout" svg:width="1.778cm" svg:height="0.762cm" svg:x="15.494cm" svg:y="26.416cm">
          <draw:text-box>
            <text:p text:style-name="P6"><text:span text:style-name="T4">Reset</text:span></text:p>
          </draw:text-box>
        </draw:frame>
        <draw:line draw:style-name="gr18" draw:text-style-name="P5" draw:layer="layout" svg:x1="8.255cm" svg:y1="27.27cm" svg:x2="9.906cm" svg:y2="27.27cm">
          <text:p/>
        </draw:line>
        <draw:frame draw:style-name="gr17" draw:text-style-name="P7" draw:layer="layout" svg:width="1.778cm" svg:height="0.762cm" svg:x="6.604cm" svg:y="26.916cm">
          <draw:text-box>
            <text:p text:style-name="P6"><text:span text:style-name="T4">3.3V</text:span></text:p>
          </draw:text-box>
        </draw:frame>
        <draw:frame draw:style-name="gr17" draw:text-style-name="P7" draw:layer="layout" svg:width="1.778cm" svg:height="0.762cm" svg:x="23.83cm" svg:y="15.24cm">
          <draw:text-box>
            <text:p text:style-name="P6"><text:span text:style-name="T4">3.3V</text:span></text:p>
          </draw:text-box>
        </draw:frame>
        <draw:line draw:style-name="gr18" draw:text-style-name="P5" draw:layer="layout" svg:x1="24.719cm" svg:y1="15.874cm" svg:x2="24.719cm" svg:y2="17.271cm">
          <text:p/>
        </draw:line>
        <draw:frame draw:style-name="gr17" draw:text-style-name="P7" draw:layer="layout" svg:width="1.778cm" svg:height="0.762cm" svg:x="24.954cm" svg:y="15.24cm">
          <draw:text-box>
            <text:p text:style-name="P6"><text:span text:style-name="T4">1.8V</text:span></text:p>
          </draw:text-box>
        </draw:frame>
        <draw:line draw:style-name="gr18" draw:text-style-name="P5" draw:layer="layout" svg:x1="25.843cm" svg:y1="15.874cm" svg:x2="25.843cm" svg:y2="17.271cm">
          <text:p/>
        </draw:line>
        <draw:frame draw:style-name="gr17" draw:text-style-name="P7" draw:layer="layout" svg:width="1.778cm" svg:height="0.762cm" svg:x="26.151cm" svg:y="15.24cm">
          <draw:text-box>
            <text:p text:style-name="P6"><text:span text:style-name="T4">1.35V</text:span></text:p>
          </draw:text-box>
        </draw:frame>
        <draw:line draw:style-name="gr18" draw:text-style-name="P5" draw:layer="layout" svg:x1="26.94cm" svg:y1="15.874cm" svg:x2="26.94cm" svg:y2="17.271cm">
          <text:p/>
        </draw:line>
        <draw:frame draw:style-name="gr17" draw:text-style-name="P7" draw:layer="layout" svg:width="1.778cm" svg:height="0.762cm" svg:x="15.494cm" svg:y="10.214cm">
          <draw:text-box>
            <text:p text:style-name="P6"><text:span text:style-name="T4">1.8V</text:span></text:p>
          </draw:text-box>
        </draw:frame>
        <draw:line draw:style-name="gr18" draw:text-style-name="P5" draw:layer="layout" svg:x1="13.97cm" svg:y1="10.562cm" svg:x2="15.621cm" svg:y2="10.562cm">
          <text:p/>
        </draw:line>
        <draw:frame draw:style-name="gr17" draw:text-style-name="P7" draw:layer="layout" svg:width="1.778cm" svg:height="0.762cm" svg:x="15.494cm" svg:y="10.676cm">
          <draw:text-box>
            <text:p text:style-name="P6"><text:span text:style-name="T4">1.35V</text:span></text:p>
          </draw:text-box>
        </draw:frame>
        <draw:line draw:style-name="gr18" draw:text-style-name="P5" draw:layer="layout" svg:x1="13.97cm" svg:y1="11.024cm" svg:x2="15.621cm" svg:y2="11.024cm">
          <text:p/>
        </draw:line>
        <draw:frame draw:style-name="gr17" draw:text-style-name="P7" draw:layer="layout" svg:width="1.397cm" svg:height="0.762cm" svg:x="7.158cm" svg:y="10.041cm">
          <draw:text-box>
            <text:p text:style-name="P6"><text:span text:style-name="T4">5V</text:span></text:p>
          </draw:text-box>
        </draw:frame>
        <draw:line draw:style-name="gr18" draw:text-style-name="P5" draw:layer="layout" svg:x1="8.255cm" svg:y1="10.392cm" svg:x2="9.906cm" svg:y2="10.392cm">
          <text:p/>
        </draw:line>
        <draw:frame draw:style-name="gr17" draw:text-style-name="P7" draw:layer="layout" svg:width="1.778cm" svg:height="0.762cm" svg:x="15.494cm" svg:y="11.176cm">
          <draw:text-box>
            <text:p text:style-name="P6"><text:span text:style-name="T4">1.0V</text:span></text:p>
          </draw:text-box>
        </draw:frame>
        <draw:line draw:style-name="gr18" draw:text-style-name="P5" draw:layer="layout" svg:x1="13.97cm" svg:y1="11.524cm" svg:x2="15.621cm" svg:y2="11.524cm">
          <text:p/>
        </draw:line>
        <draw:line draw:style-name="gr18" draw:text-style-name="P5" draw:layer="layout" svg:x1="28.14cm" svg:y1="15.874cm" svg:x2="28.14cm" svg:y2="17.271cm">
          <text:p/>
        </draw:line>
        <draw:frame draw:style-name="gr17" draw:text-style-name="P7" draw:layer="layout" svg:width="1.778cm" svg:height="0.762cm" svg:x="27.451cm" svg:y="15.24cm">
          <draw:text-box>
            <text:p text:style-name="P6"><text:span text:style-name="T4">1.0V</text:span></text:p>
          </draw:text-box>
        </draw:frame>
        <draw:line draw:style-name="gr18" draw:text-style-name="P5" draw:layer="layout" svg:x1="8.255cm" svg:y1="26.17cm" svg:x2="9.906cm" svg:y2="26.17cm">
          <text:p/>
        </draw:line>
        <draw:frame draw:style-name="gr17" draw:text-style-name="P7" draw:layer="layout" svg:width="1.778cm" svg:height="0.762cm" svg:x="6.604cm" svg:y="25.816cm">
          <draw:text-box>
            <text:p text:style-name="P6"><text:span text:style-name="T4">1.0V</text:span></text:p>
          </draw:text-box>
        </draw:frame>
        <draw:custom-shape draw:name="ClassName" draw:style-name="gr37" draw:text-style-name="P3" draw:layer="layout" svg:width="4cm" svg:height="5.207cm" svg:x="34.862cm" svg:y="22.86cm">
          <text:p text:style-name="P1"><text:span text:style-name="T2">Additional GPIO </text:span></text:p>
          <text:p text:style-name="P1"><text:span text:style-name="T2">+</text:span></text:p>
          <text:p text:style-name="P1"><text:span text:style-name="T2"><text:s/></text:span><text:span text:style-name="T2">Testpoints</text:span></text:p>
          <text:p text:style-name="P1"><text:span text:style-name="T2">+</text:span><text:span text:style-name="T2"><text:line-break/></text:span><text:span text:style-name="T2">3x JTAG</text:span></text:p>
          <draw:enhanced-geometry svg:viewBox="0 0 1000 404" draw:text-areas="0 0 1000 404" draw:type="NonPrimitive" draw:enhanced-path="M 1000 404 L 1000 0 0 0 0 404 Z"/>
        </draw:custom-shape>
        <draw:frame draw:style-name="gr17" draw:text-style-name="P7" draw:layer="layout" svg:width="1.397cm" svg:height="0.762cm" svg:x="15.621cm" svg:y="7.401cm">
          <draw:text-box>
            <text:p text:style-name="P6"><text:span text:style-name="T4">5V</text:span></text:p>
          </draw:text-box>
        </draw:frame>
        <draw:line draw:style-name="gr18" draw:text-style-name="P5" draw:layer="layout" svg:x1="13.97cm" svg:y1="7.752cm" svg:x2="15.621cm" svg:y2="7.752cm">
          <text:p/>
        </draw:line>
        <draw:line draw:style-name="gr18" draw:text-style-name="P5" draw:layer="layout" svg:x1="13.138cm" svg:y1="20.547cm" svg:x2="13.138cm" svg:y2="22.325cm">
          <text:p/>
        </draw:line>
        <draw:frame draw:style-name="gr17" draw:text-style-name="P7" draw:layer="layout" svg:width="1.397cm" svg:height="0.762cm" svg:x="11.811cm" svg:y="21.055cm">
          <draw:text-box>
            <text:p text:style-name="P6"><text:span text:style-name="T4">OFF</text:span></text:p>
          </draw:text-box>
        </draw:frame>
        <draw:frame draw:style-name="gr17" draw:text-style-name="P7" draw:layer="layout" svg:width="1.397cm" svg:height="0.762cm" svg:x="9.271cm" svg:y="21.055cm">
          <draw:text-box>
            <text:p text:style-name="P6"><text:span text:style-name="T4">ON</text:span></text:p>
          </draw:text-box>
        </draw:frame>
        <draw:custom-shape draw:name="ClassName" draw:style-name="gr38" draw:text-style-name="P3" draw:layer="layout" svg:width="4cm" svg:height="2.636cm" svg:x="24.638cm" svg:y="25.431cm">
          <text:p text:style-name="P1"><text:span text:style-name="T2">MicroSD</text:span><text:span text:style-name="T2"><text:line-break/></text:span><text:span text:style-name="T2">(optional)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line draw:style-name="gr18" draw:text-style-name="P5" draw:layer="layout" svg:x1="26.543cm" svg:y1="25.431cm" svg:x2="26.543cm" svg:y2="24.7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8:45:55.254000000</meta:creation-date>
    <dc:date>2019-08-04T23:05:54.741000000</dc:date>
    <meta:editing-duration>PT5H32M4S</meta:editing-duration>
    <meta:editing-cycles>50</meta:editing-cycles>
    <meta:generator>LibreOffice/6.2.5.2$Windows_X86_64 LibreOffice_project/1ec314fa52f458adc18c4f025c545a4e8b22c159</meta:generator>
    <meta:document-statistic meta:object-count="112"/>
  </office:meta>
</office:document-meta>
</file>